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9508in" svg:height="3.5457in" svg:x="1.2358in" svg:y="0.2161in">
            <draw:object draw:notify-on-update-of-ranges="Sheet1.A2:Sheet1.A12 Sheet1.B2:Sheet1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4"/>sK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 text:c="4"/>Inkscap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 text:c="4"/>GIM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 text:c="4"/>Scribu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 text:c="4"/>Karb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 text:c="4"/>Calligr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 text:c="4"/>LibreOffic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 text:c="4"/>CorelDRAW, Corel PhotoPain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 text:c="4"/>Adobe Illustrator, Adobe InDesig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 text:c="4"/>Adobe Photosho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<text:s text:c="4"/>Xara Designer, Xara Web Designer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10:22:36.602547071</meta:creation-date>
    <dc:date>2024-06-21T14:49:58.134428118</dc:date>
    <meta:editing-duration>PT4H17M3S</meta:editing-duration>
    <meta:editing-cycles>1</meta:editing-cycles>
    <meta:document-statistic meta:table-count="1" meta:cell-count="22" meta:object-count="1"/>
    <meta:generator>LibreOffice/24.2.3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0.196cm" svg:height="9.007cm" xlink:href=".." xlink:type="simple" chart:class="chart:circle" chart:style-name="ch1">
        <chart:title svg:x="6.787cm" svg:y="0.316cm" chart:style-name="ch2">
          <text:p>Libreoffice Original Color Palette</text:p>
        </chart:title>
        <chart:legend chart:legend-position="end" svg:x="13.7cm" svg:y="1.714cm" style:legend-expansion="high" chart:style-name="ch3"/>
        <chart:plot-area chart:style-name="ch4" table:cell-range-address="Sheet1.A2:Sheet1.B12" chart:data-source-has-labels="column" svg:x="0.35cm" svg:y="1.445cm" svg:width="13cm" svg:height="7.212cm">
          <chart:coordinate-region svg:x="3.244cm" svg:y="1.446cm" svg:width="7.211cm" svg:height="7.211cm"/>
          <chart:axis chart:dimension="x" chart:name="primary-x" chart:style-name="ch5" chartooo:axis-type="auto">
            <chartooo:date-scale/>
            <chart:categories table:cell-range-address="Sheet1.A2:Sheet1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1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    sK1</text:p>
                <draw:g>
                  <svg:desc>Sheet1.A2:Sheet1.A12</svg:desc>
                </draw:g>
              </table:table-cell>
              <table:table-cell office:value-type="float" office:value="10">
                <text:p>10</text:p>
                <draw:g>
                  <svg:desc>Sheet1.B2:Sheet1.B12</svg:desc>
                </draw:g>
              </table:table-cell>
            </table:table-row>
            <table:table-row>
              <table:table-cell office:value-type="string">
                <text:p>    Inkscap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    GIMP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    Scribus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    Karbo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    Calligr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    LibreOffic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    CorelDRAW, Corel PhotoPaint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    Adobe Illustrator, Adobe InDesig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    Adobe Photoshop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    Xara Designer, Xara Web Designer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